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ry.set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Set.add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.Entry( Object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try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Set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Set.removeAll( Collection co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Set.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Set.EntrySet( Entry [ ] entr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Set.retainAll( Collection co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Set.addAll( Collection co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Set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Set.remove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.hashC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.equals( Object o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ntr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